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5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God (Judaism)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eadya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On the existence of God./</text:p>
      <text:p text:style-name="P2">1<text:span text:style-name="T2">t</text:span><text:span text:style-name="T3">/</text:span></text:p>
      <text:p text:style-name="P2"><text:span text:style-name="T3"/></text:p>
      <text:p text:style-name="P3"><text:span text:style-name="T3">[Page 1]</text:span></text:p>
      <text:p text:style-name="P3"><text:span text:style-name="T3">"Be not rash with thy mouth, and let not thy heart/ be hasty to utter any thing before God, for God is/ in heaven, and thou art upon earth, therefore let thy/ words be few." <text:s/>Brethren! <text:s/>This advice of the oldest preacher/ has sounded to me like a threat, since my heart impelled/ my lips to make a promise. <text:s/>For to fulfil[sic!] it worthily/ of the object, I must exercise more than ordinary care./ <text:s/>I must weigh every sentence, avoid a single utterance apt/ to leave </text:span><text:span text:style-name="T4">behind</text:span><text:span text:style-name="T5"> a doubt behind, and choose only such expressions/ as may briefly, yet plainly and clearly explain the/ point at issue./</text:span></text:p>
      <text:p text:style-name="P3"><text:span text:style-name="T5">Am I equal to the undertaking? <text:s/>Have I not rather over-/-rated my powers, and in my eagerness to serve the cause of/ truth, rendered myself liable to the charge of having tres-/-passed against the counsel of Ecclesiastes, which I have/ just cited? <text:s/>Yes: I acknowledge it at the outset. <text:s/>The/ subject which you have a right to expect I shall now/ argue lucidly and convincingly, ill-agrees with my na-/-ture. <text:s/>Its discussion belongs to a man less open to out-/-ward impressions, and more given to deep meditations. <text:s/>To/ reason on God, to prove His existence by a line of logical/</text:span></text:p>
      <text:p text:style-name="P3"><text:span text:style-name="T5"/></text:p>
      <text:p text:style-name="P3"><text:span text:style-name="T5">[Page 2]</text:span></text:p>
      <text:p text:style-name="P3"><text:span text:style-name="T5">premises and conclusions is a trial, aye, a torture/ to my soul. <text:s/>"I know that my Redeemer liveth". <text:s/>I feel/ His hand in each throbbing of my </text:span><text:span text:style-name="T4">heart</text:span><text:span text:style-name="T5"> breast; I hear His voice/ in every sentiment that leads me </text:span><text:soft-page-break/><text:span text:style-name="T5">to goodness, but when/ </text:span><text:span text:style-name="T4">I</text:span><text:span text:style-name="T5"> attempting to point to the uncreated Spirit that fills/ all space, </text:span><text:span text:style-name="T4">I experience</text:span><text:span text:style-name="T5"> a strength-withering sensation seized my whole being./ <text:s/>I have passed through that ordeal, which you, dear/ young friends, undergo. <text:s/>There has been a time when I/ also looked for palpable evidences, which might support/ my belief in God. <text:s/>Then I would read with avidity all written reach of my intellect, while/ in quest of my object; </text:span><text:span text:style-name="T4">while</text:span><text:span text:style-name="T5"> expecting to satisfy my/ thirst after a knowledge of the unknowable, but years/ and vicissitudes have made me understand better than/ I could have learnt from finely constructed syllogisms/ how closely interwoven is the idea of God with the idea/ of personal and social virtue, and hence of human happi-/-ness. <text:s/>Judaism, the religion which we profess,/ places this verity constantly before our eyes, not by/ philosophical dissertations, but by historical lessons in their ingenuousness, and/ by maxims drawn form the fountain of experience./</text:span></text:p>
      <text:p text:style-name="P3"><text:span text:style-name="T5">It is an error of Jewish writers, who lived in the middle-/ages among the Arabs, to teach that the Scriptures </text:span><text:span text:style-name="T4">com-</text:span><text:span text:style-name="T5">/</text:span></text:p>
      <text:p text:style-name="P3"><text:span text:style-name="T5"/></text:p>
      <text:p text:style-name="P3"><text:span text:style-name="T5">[Page 3]</text:span></text:p>
      <text:p text:style-name="P3"><text:span text:style-name="T5">command a searching into metaphysics, and that our/ perfectibility depends on our overcoming difficulties/ which stand in the way of a comprehension of the/ essence of God and His government of the universe./ <text:s/>I avow myself in this respect, </text:span><text:span text:style-name="T4">a</text:span><text:span text:style-name="T5"> the disciple of a thinker/ of great originality, who fought that error in the course/ of his multifarious writings. <text:s/>Samuel David Luzzatto,/ the unexcelled Hebraist, and unbiased critic, exposes the/ wrong done by our philosophers to the multitudes, who/ are incapable of those profound investigations and who, as/ a consequence, are put almost on a par with the beasts/ that perish. <text:s/>A </text:span><text:span text:style-name="T4">great</text:span><text:span text:style-name="T5"> grievous wrong it is, fro ma Jewish stand/ point, because it breeds contempt for the simple-hearted/ who correctly hold with the Bible that "the beginning of/ wisdom is to fear the Lord," and with the Rabbis that "the/ completion of wisdom is to mend our evil doings and </text:span><text:span text:style-name="T4">act</text:span><text:span text:style-name="T5"> practice/ beneficence."/</text:span></text:p>
      <text:p text:style-name="P3"><text:span text:style-name="T5">Till about the tenth century of the common era that/ humanising[sic!] imparting of the written and oral Law chiefly/ occupied the thoughts of Israelites. <text:s/>Speculative learning/ scarcely entered into their studies. <text:s/>I will not deny/</text:span></text:p>
      <text:p text:style-name="P3"><text:span text:style-name="T5"/></text:p>
      <text:p text:style-name="P3"><text:span text:style-name="T5">[Page 4]</text:span></text:p>
      <text:p text:style-name="P3"><text:span text:style-name="T5">that the teachings of Greek schools exercised/ from time to time, a powerful influence over some/ Jewish minds. <text:s/>But a system of philosophy among/ our people did not exist before that period. <text:s/>The/ first to borrow it from the Arabs, who in their/ turn, had mainly derived it from the Hellenists,/ was Seadyah, a </text:span><text:span text:style-name="T4">Jew born in</text:span><text:span text:style-name="T5"> native of Egypt </text:span><text:span text:style-name="T4">and</text:span><text:span text:style-name="T5"> chosen/ as President of a college in Persia, where sacred li-/terature greatly flourished. <text:s/>That extraordinary/ man who wrote extensively on various topics, left in/ the Arabic language a work, which we know through/ its Hebrew translation to have </text:span><text:span text:style-name="T4">have</text:span><text:span text:style-name="T5"> born the title of "Creeds and opinions."/ <text:s/>With that Sage, however, philosophy was never allowed to/ usurp the highest authority. <text:s/>She was never </text:span><text:span text:style-name="T4">set up as</text:span><text:span text:style-name="T5"> clad with the apparel of/ the mistress. <text:s/></text:span><text:span text:style-name="T4">The</text:span><text:span text:style-name="T5"> Philosophy was employed merely to convey to men the mes-/-sages of religion, in a manner which might </text:span><text:span text:style-name="T4">find</text:span><text:span text:style-name="T5"> meet with/ a ready acceptance among deep thinkers. <text:s/>Unlike/ many of his successors, notably Gersonides in his/ book called "battles of the Lord," our author did not ven-/-ture to prove too much. <text:s/>In an introduction to/ the first of his ten treatises, he sensibly remarks that/ they who read the principles he laid down, must not look/</text:span></text:p>
      <text:p text:style-name="P3"><text:span text:style-name="T5"/></text:p>
      <text:p text:style-name="P3"><text:span text:style-name="T5">[Page 5]</text:span></text:p>
      <text:p text:style-name="P3"><text:span text:style-name="T5">for evidences which fall immediately under our/ senses; that he would simply give the result of his own/ </text:span><text:span text:style-name="T4">investigations</text:span><text:span text:style-name="T5"> meditations and that of others, and appeal to reason/ for an assent to his arguments./</text:span></text:p>
      <text:p text:style-name="P3"><text:span text:style-name="T5">But since Seadyah penned his famous work, which alone/ of all his productions has found its way to the printing/ press in its entirety, the human mind has </text:span><text:span text:style-name="T4">pressed</text:span><text:span text:style-name="T5"> forced itself for-/-ward and more forward </text:span><text:soft-page-break/><text:span text:style-name="T5">still in its researches. <text:s/>It has built/ theories and overthrown them. <text:s/>Again </text:span><text:span text:style-name="T4">reared</text:span><text:span text:style-name="T5"> it has </text:span><text:span text:style-name="T4">set up</text:span><text:span text:style-name="T5"> reared hypotheses &amp; theses which others which/ seemed to defy attacks, and afterwards[sic!] cast them down as groundless./ <text:s/>In its illimitable inquisitiveness, the human mind has/ pushed its inquiries beyond all bounds, and because it/ could not enter the Holy of Holies &amp; tear the veil, which hides the infinite Crea-/-tor from the finite creature, it has, at times, set up a divine/ throne to Materialism. <text:s/>Accordingly, the world, that/ magnificent scene exhibited to all eyes in its </text:span><text:span text:style-name="T4">vast pro</text:span><text:span text:style-name="T5"> magnitude/ </text:span><text:span text:style-name="T4">portions</text:span><text:span text:style-name="T5">, its order and beauty, is the </text:span><text:span text:style-name="T4">effect</text:span><text:span text:style-name="T5"> production of atoms/ or invisible particles of matter which have existed eter-/-nally, and which, </text:span><text:span text:style-name="T4">through the lapse of ages</text:span><text:span text:style-name="T5"> chance has/ in the lapse of ages grouped together. <text:s/>From that casual combination of/ atoms or molecules, sun and moon and stars and air/ and water and the vegetable and the animal kingdoms/ have emanated./</text:span></text:p>
      <text:p text:style-name="P3"><text:span text:style-name="T5"/></text:p>
      <text:p text:style-name="P3"><text:span text:style-name="T5">[Page 6]</text:span></text:p>
      <text:p text:style-name="P3"><text:span text:style-name="T5">Let us ponder. <text:s/>We are travelling[sic!]. <text:s/>Suddenly an edifice/ of admirable architecture meets our vision. <text:s/>We inspect/ its interior, and notice that its halls, and drawing-rooms,/ and chambers and kitchens answer exactly to the wants/ of the inmates and are calculated to afford much comfort./ <text:s/>What is the thought which first strikes the beholder?/ <text:s/>I unhesitatingly say the thought which points to the/ existence of a mind that designed and arranged the structure/ suitably to the necessities of its occupants. <text:s/>Should/ one suggest then that perhaps some minute fragments/ of a rock had fallen below, and the </text:span><text:span text:style-name="T4">small</text:span><text:span text:style-name="T5"> tiny stones stri-/-king against each other by some inexplicably inherent/ force finally raised themselves into walls, stretched themselves/ </text:span><text:span text:style-name="T4">down</text:span><text:span text:style-name="T5"> into floors, and that by an equally fortunate com-/-bination some small fragments of a tree shaped themselves into ceilings/ and doors and windows, I could not consider such a one a philosopher/ nor a </text:span><text:span text:style-name="T4">free</text:span><text:span text:style-name="T5"> deep thinker, but a </text:span><text:span text:style-name="T4">middle brained fellow, a fit object</text:span><text:span text:style-name="T5"> maniac, whose intellect was shattered/ </text:span><text:span text:style-name="T4">for a mad house.</text:span><text:span text:style-name="T5"> in fighting against Reason. <text:s/>Yet that is the theory which/ several philosophers in ancient and modern times/ have advanced concerning the noblest </text:span><text:span text:style-name="T4">buildings</text:span><text:span text:style-name="T5"> of structures--the universe--, and which they fain would that we perfer[sic!]/ to the idea of a Supreme Intelligence reflected in nature,/</text:span></text:p>
      <text:p text:style-name="P3"><text:span text:style-name="T5"/></text:p>
      <text:p text:style-name="P3"><text:span text:style-name="T5">[Page 7]</text:span></text:p>
      <text:p text:style-name="P3"><text:span text:style-name="T5">and the contemplation of which drew from a/ prince of poetry and thought this soul-elevating invo-/-cation "How manifold are Thy works, O Lord! with wisdom/ has Thou wrought them all, the earth is full of Thy/ riches." <text:s/>To the belief which associates creation in its/ symmetrical grandeur with the idea of an all-directing God,/ we are given as a substitute the hypothesis of atoms </text:span><text:span text:style-name="T4">as a substitute</text:span><text:span text:style-name="T5">, that/ is, the irrational supposition of particles of matter </text:span><text:span text:style-name="T4">mo-</text:span><text:span text:style-name="T5"> floating/</text:span><text:span text:style-name="T4">-ving</text:span><text:span text:style-name="T5"> in the immensity of space without any rule or guidance,/ but coming always together in a manner which their/ contact might produce the object best suiting the/ requirements of living beings. <text:s/>Reason is </text:span><text:span text:style-name="T4">lost</text:span><text:span text:style-name="T5"> wrecked in a/ sea of bewilderment at the consideration of molecules/ which by chance brought forth a countless variety/ of things, different in size, in shape, in quality, in/ appearance and purpose. <text:s/>Senseless as was/ the polytheism of the heathens, who deified natural/ forces, and peopled the heavens with beings at variance/ with each other, and inciting their votaries by their/ example to immorality and blood-shed, it was wisdom/ itself when compared with the disbelief in the existence of a/ Sovereign Mind, and a belief in the marvellous[sic!] action of/ minute particles of matter./</text:span></text:p>
      <text:p text:style-name="P3"><text:span text:style-name="T5"/></text:p>
      <text:p text:style-name="P3"><text:span text:style-name="T5">[Page 8]</text:span></text:p>
      <text:p text:style-name="P3"><text:span text:style-name="T5">A French author who cannot be suspected of/ orthodoxy has declared that without having absolutely/ surrendered our </text:span><text:span text:style-name="T4">reasoning</text:span><text:span text:style-name="T5"> mental faculties, it is impossible to/ become Atheists or deniers of a First Cause. <text:s/>Beautifully have the Sages of/ Israel illustrated this point, when alluding to the mis-/-sion of our father Abraham. <text:s/>In one of their legends, they represent the faithful Hebrew in the guise of a/ traveller[sic!]. <text:s/>He sees at a distance a palace splendidly/ illuminated. <text:s/>"Can it be," </text:span><text:span text:style-name="T4">the</text:span><text:span text:style-name="T5"> asks </text:span><text:span text:style-name="T4">pilgrims</text:span><text:span text:style-name="T5"> the wayfarer of himself, "that no power/ has kindled those shining lights? <text:s/>It may remain concealed/ to my </text:span><text:soft-page-break/><text:span text:style-name="T5">vision, but its existence cannot be doubted" <text:s/>Then/ the </text:span><text:span text:style-name="T4">owner</text:span><text:span text:style-name="T5"> owner of the palace </text:span><text:span text:style-name="T4">disclosed appeared to</text:span><text:span text:style-name="T5"> stood before the seek-/-er of truth, and bid him spread abroad the world-redeeming/ </text:span><text:span text:style-name="T4">truth</text:span><text:span text:style-name="T5"> knowledge he </text:span><text:span text:style-name="T4">had discovered</text:span><text:span text:style-name="T5"> possessed./</text:span></text:p>
      <text:p text:style-name="P3"><text:span text:style-name="T5">This physical proof of the existence of God, first dissemi-/-nated by the founder of our people, and which scien-/tists have termed "teleology", or argument from the ef-/-fect to the primary Cause, will be further discussed in/ my next lecture. <text:s/>When announcing my intention/ to deliver a series of discourses on the subject of which I/ began to speak today and on kindred topics, I promised/</text:span></text:p>
      <text:p text:style-name="P3"><text:span text:style-name="T5"/></text:p>
      <text:p text:style-name="P3"><text:span text:style-name="T5">[Page 9]</text:span></text:p>
      <text:p text:style-name="P3"><text:span text:style-name="T5">to be brief, in order not to fatigue my hearers./ <text:s/>That promise I now perform, closing my remarks/ with the words of the matchless orator of antiquity to his/ contemporaries. <text:s/>"Lift up your eyes on high and behold/ who has created those things, who it is that brings them/ out in order like a host, who calls them all by name,/ &amp; through whose great power and infinite strength, none/ stands back</text:span><text:span text:style-name="T4">ward</text:span><text:span text:style-name="T5">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3:41:08.20</meta:creation-date>
    <meta:document-statistic meta:table-count="0" meta:image-count="0" meta:object-count="0" meta:page-count="5" meta:paragraph-count="86" meta:word-count="1928" meta:character-count="11928"/>
    <dc:date>2013-02-12T14:27:20.98</dc:date>
    <meta:editing-duration>PT13M22S</meta:editing-duration>
    <meta:editing-cycles>1</meta:editing-cycles>
    <meta:generator>OpenOffice.org/3.4.1$Win32 OpenOffice.org_project/341m1$Build-9593</meta:generator>
  </office:meta>
</office:document-meta>
</file>